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Vector of Used Gates Types by CGP</text:p>
          </table:table-cell>
          <table:table-cell/>
          <table:table-cell office:value-type="string" calcext:value-type="string">
            <text:p>Vector of Variance of Implementation of Highest Bit of Pro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 Accuracy </text:p>
          </table:table-cell>
          <table:table-cell office:value-type="string" calcext:value-type="string">
            <text:p>Test Accuracy </text:p>
          </table:table-cell>
          <table:table-cell office:value-type="string" calcext:value-type="string">
            <text:p>Val Accuracy</text:p>
          </table:table-cell>
          <table:table-cell office:value-type="string" calcext:value-type="string">
            <text:p>Test Accuracy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6457998929909" calcext:value-type="float">
            <text:p>0.476457998929909</text:p>
          </table:table-cell>
          <table:table-cell office:value-type="float" office:value="0.474317817014446" calcext:value-type="float">
            <text:p>0.474317817014446</text:p>
          </table:table-cell>
          <table:table-cell office:value-type="float" office:value="0.814775160599572" calcext:value-type="float">
            <text:p>0.814775160599572</text:p>
          </table:table-cell>
          <table:table-cell office:value-type="float" office:value="0.802782981000803" calcext:value-type="float">
            <text:p>0.802782981000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3782771535581" calcext:value-type="float">
            <text:p>0.473782771535581</text:p>
          </table:table-cell>
          <table:table-cell office:value-type="float" office:value="0.47940074906367" calcext:value-type="float">
            <text:p>0.47940074906367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812951565426813" calcext:value-type="float">
            <text:p>0.812951565426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6292134831461" calcext:value-type="float">
            <text:p>0.466292134831461</text:p>
          </table:table-cell>
          <table:table-cell office:value-type="float" office:value="0.47565543071161" calcext:value-type="float">
            <text:p>0.47565543071161</text:p>
          </table:table-cell>
          <table:table-cell office:value-type="float" office:value="0.802730192719486" calcext:value-type="float">
            <text:p>0.802730192719486</text:p>
          </table:table-cell>
          <table:table-cell office:value-type="float" office:value="0.8001070377308" calcext:value-type="float">
            <text:p>0.8001070377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3681112894596" calcext:value-type="float">
            <text:p>0.483681112894596</text:p>
          </table:table-cell>
          <table:table-cell office:value-type="float" office:value="0.480203317281969" calcext:value-type="float">
            <text:p>0.480203317281969</text:p>
          </table:table-cell>
          <table:table-cell office:value-type="float" office:value="0.806209850107066" calcext:value-type="float">
            <text:p>0.806209850107066</text:p>
          </table:table-cell>
          <table:table-cell office:value-type="float" office:value="0.812416376772812" calcext:value-type="float">
            <text:p>0.812416376772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73782771535581" calcext:value-type="float">
            <text:p>0.473782771535581</text:p>
          </table:table-cell>
          <table:table-cell office:value-type="float" office:value="0.478063135366506" calcext:value-type="float">
            <text:p>0.478063135366506</text:p>
          </table:table-cell>
          <table:table-cell office:value-type="float" office:value="0.809154175588865" calcext:value-type="float">
            <text:p>0.809154175588865</text:p>
          </table:table-cell>
          <table:table-cell office:value-type="float" office:value="0.808937650521809" calcext:value-type="float">
            <text:p>0.8089376505218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8967362225789" calcext:value-type="float">
            <text:p>0.468967362225789</text:p>
          </table:table-cell>
          <table:table-cell office:value-type="float" office:value="0.478330658105939" calcext:value-type="float">
            <text:p>0.478330658105939</text:p>
          </table:table-cell>
          <table:table-cell office:value-type="float" office:value="0.808351177730193" calcext:value-type="float">
            <text:p>0.808351177730193</text:p>
          </table:table-cell>
          <table:table-cell office:value-type="float" office:value="0.808937650521809" calcext:value-type="float">
            <text:p>0.8089376505218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70572498662386" calcext:value-type="float">
            <text:p>0.470572498662386</text:p>
          </table:table-cell>
          <table:table-cell office:value-type="float" office:value="0.478330658105939" calcext:value-type="float">
            <text:p>0.478330658105939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797431094460797" calcext:value-type="float">
            <text:p>0.797431094460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0572498662386" calcext:value-type="float">
            <text:p>0.470572498662386</text:p>
          </table:table-cell>
          <table:table-cell office:value-type="float" office:value="0.473247726056715" calcext:value-type="float">
            <text:p>0.473247726056715</text:p>
          </table:table-cell>
          <table:table-cell office:value-type="float" office:value="0.807815845824411" calcext:value-type="float">
            <text:p>0.807815845824411</text:p>
          </table:table-cell>
          <table:table-cell office:value-type="float" office:value="0.804388546962804" calcext:value-type="float">
            <text:p>0.804388546962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9769930444088" calcext:value-type="float">
            <text:p>0.469769930444088</text:p>
          </table:table-cell>
          <table:table-cell office:value-type="float" office:value="0.470840021401819" calcext:value-type="float">
            <text:p>0.470840021401819</text:p>
          </table:table-cell>
          <table:table-cell office:value-type="float" office:value="0.813972162740899" calcext:value-type="float">
            <text:p>0.813972162740899</text:p>
          </table:table-cell>
          <table:table-cell office:value-type="float" office:value="0.803853358308804" calcext:value-type="float">
            <text:p>0.803853358308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1107544141252" calcext:value-type="float">
            <text:p>0.471107544141252</text:p>
          </table:table-cell>
          <table:table-cell office:value-type="float" office:value="0.466559657570893" calcext:value-type="float">
            <text:p>0.466559657570893</text:p>
          </table:table-cell>
          <table:table-cell office:value-type="float" office:value="0.807012847965739" calcext:value-type="float">
            <text:p>0.807012847965739</text:p>
          </table:table-cell>
          <table:table-cell office:value-type="float" office:value="0.805726518597806" calcext:value-type="float">
            <text:p>0.8057265185978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7897271268058" calcext:value-type="float">
            <text:p>0.467897271268058</text:p>
          </table:table-cell>
          <table:table-cell office:value-type="float" office:value="0.472445157838416" calcext:value-type="float">
            <text:p>0.472445157838416</text:p>
          </table:table-cell>
          <table:table-cell office:value-type="float" office:value="0.807815845824411" calcext:value-type="float">
            <text:p>0.807815845824411</text:p>
          </table:table-cell>
          <table:table-cell office:value-type="float" office:value="0.809472839175809" calcext:value-type="float">
            <text:p>0.8094728391758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6126270733012" calcext:value-type="float">
            <text:p>0.456126270733012</text:p>
          </table:table-cell>
          <table:table-cell office:value-type="float" office:value="0.475120385232745" calcext:value-type="float">
            <text:p>0.475120385232745</text:p>
          </table:table-cell>
          <table:table-cell office:value-type="float" office:value="0.809957173447537" calcext:value-type="float">
            <text:p>0.809957173447537</text:p>
          </table:table-cell>
          <table:table-cell office:value-type="float" office:value="0.7998394434038" calcext:value-type="float">
            <text:p>0.7998394434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3515248796148" calcext:value-type="float">
            <text:p>0.473515248796148</text:p>
          </table:table-cell>
          <table:table-cell office:value-type="float" office:value="0.481005885500267" calcext:value-type="float">
            <text:p>0.481005885500267</text:p>
          </table:table-cell>
          <table:table-cell office:value-type="float" office:value="0.81745182012848" calcext:value-type="float">
            <text:p>0.81745182012848</text:p>
          </table:table-cell>
          <table:table-cell office:value-type="float" office:value="0.7998394434038" calcext:value-type="float">
            <text:p>0.79983944340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47940074906367" calcext:value-type="float">
            <text:p>0.47940074906367</text:p>
          </table:table-cell>
          <table:table-cell office:value-type="float" office:value="0.81076017130621" calcext:value-type="float">
            <text:p>0.81076017130621</text:p>
          </table:table-cell>
          <table:table-cell office:value-type="float" office:value="0.802782981000803" calcext:value-type="float">
            <text:p>0.8027829810008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74585339753879" calcext:value-type="float">
            <text:p>0.474585339753879</text:p>
          </table:table-cell>
          <table:table-cell office:value-type="float" office:value="0.472445157838416" calcext:value-type="float">
            <text:p>0.472445157838416</text:p>
          </table:table-cell>
          <table:table-cell office:value-type="float" office:value="0.81745182012848" calcext:value-type="float">
            <text:p>0.81745182012848</text:p>
          </table:table-cell>
          <table:table-cell office:value-type="float" office:value="0.808402461867808" calcext:value-type="float">
            <text:p>0.8084024618678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8699839486356" calcext:value-type="float">
            <text:p>0.468699839486356</text:p>
          </table:table-cell>
          <table:table-cell office:value-type="float" office:value="0.471375066880685" calcext:value-type="float">
            <text:p>0.471375066880685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811078405137811" calcext:value-type="float">
            <text:p>0.8110784051378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69502407704655" calcext:value-type="float">
            <text:p>0.469502407704655</text:p>
          </table:table-cell>
          <table:table-cell office:value-type="float" office:value="0.484483681112895" calcext:value-type="float">
            <text:p>0.484483681112895</text:p>
          </table:table-cell>
          <table:table-cell office:value-type="float" office:value="0.811563169164882" calcext:value-type="float">
            <text:p>0.811563169164882</text:p>
          </table:table-cell>
          <table:table-cell office:value-type="float" office:value="0.816162697350816" calcext:value-type="float">
            <text:p>0.8161626973508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2445157838416" calcext:value-type="float">
            <text:p>0.472445157838416</text:p>
          </table:table-cell>
          <table:table-cell office:value-type="float" office:value="0.4812734082397" calcext:value-type="float">
            <text:p>0.4812734082397</text:p>
          </table:table-cell>
          <table:table-cell office:value-type="float" office:value="0.815042826552462" calcext:value-type="float">
            <text:p>0.815042826552462</text:p>
          </table:table-cell>
          <table:table-cell office:value-type="float" office:value="0.8001070377308" calcext:value-type="float">
            <text:p>0.80010703773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72177635098983" calcext:value-type="float">
            <text:p>0.472177635098983</text:p>
          </table:table-cell>
          <table:table-cell office:value-type="float" office:value="0.482343499197432" calcext:value-type="float">
            <text:p>0.482343499197432</text:p>
          </table:table-cell>
          <table:table-cell office:value-type="float" office:value="0.809957173447537" calcext:value-type="float">
            <text:p>0.809957173447537</text:p>
          </table:table-cell>
          <table:table-cell office:value-type="float" office:value="0.811881188118812" calcext:value-type="float">
            <text:p>0.8118811881188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3515248796148" calcext:value-type="float">
            <text:p>0.473515248796148</text:p>
          </table:table-cell>
          <table:table-cell office:value-type="float" office:value="0.472445157838416" calcext:value-type="float">
            <text:p>0.472445157838416</text:p>
          </table:table-cell>
          <table:table-cell office:value-type="float" office:value="0.811295503211991" calcext:value-type="float">
            <text:p>0.811295503211991</text:p>
          </table:table-cell>
          <table:table-cell office:value-type="float" office:value="0.811345999464811" calcext:value-type="float">
            <text:p>0.8113459994648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8598180845372" calcext:value-type="float">
            <text:p>0.478598180845372</text:p>
          </table:table-cell>
          <table:table-cell office:value-type="float" office:value="0.478063135366506" calcext:value-type="float">
            <text:p>0.478063135366506</text:p>
          </table:table-cell>
          <table:table-cell office:value-type="float" office:value="0.805139186295503" calcext:value-type="float">
            <text:p>0.805139186295503</text:p>
          </table:table-cell>
          <table:table-cell office:value-type="float" office:value="0.802515386673803" calcext:value-type="float">
            <text:p>0.8025153866738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2177635098983" calcext:value-type="float">
            <text:p>0.472177635098983</text:p>
          </table:table-cell>
          <table:table-cell office:value-type="float" office:value="0.484216158373462" calcext:value-type="float">
            <text:p>0.484216158373462</text:p>
          </table:table-cell>
          <table:table-cell office:value-type="float" office:value="0.819057815845824" calcext:value-type="float">
            <text:p>0.819057815845824</text:p>
          </table:table-cell>
          <table:table-cell office:value-type="float" office:value="0.813754348407814" calcext:value-type="float">
            <text:p>0.8137543484078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74585339753879" calcext:value-type="float">
            <text:p>0.474585339753879</text:p>
          </table:table-cell>
          <table:table-cell office:value-type="float" office:value="0.483948635634029" calcext:value-type="float">
            <text:p>0.483948635634029</text:p>
          </table:table-cell>
          <table:table-cell office:value-type="float" office:value="0.815845824411135" calcext:value-type="float">
            <text:p>0.815845824411135</text:p>
          </table:table-cell>
          <table:table-cell office:value-type="float" office:value="0.813486754080813" calcext:value-type="float">
            <text:p>0.8134867540808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63349384697699" calcext:value-type="float">
            <text:p>0.463349384697699</text:p>
          </table:table-cell>
          <table:table-cell office:value-type="float" office:value="0.471642589620118" calcext:value-type="float">
            <text:p>0.471642589620118</text:p>
          </table:table-cell>
          <table:table-cell office:value-type="float" office:value="0.813436830835118" calcext:value-type="float">
            <text:p>0.813436830835118</text:p>
          </table:table-cell>
          <table:table-cell office:value-type="float" office:value="0.81054321648381" calcext:value-type="float">
            <text:p>0.810543216483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62279293739968" calcext:value-type="float">
            <text:p>0.462279293739968</text:p>
          </table:table-cell>
          <table:table-cell office:value-type="float" office:value="0.472712680577849" calcext:value-type="float">
            <text:p>0.472712680577849</text:p>
          </table:table-cell>
          <table:table-cell office:value-type="float" office:value="0.809689507494647" calcext:value-type="float">
            <text:p>0.809689507494647</text:p>
          </table:table-cell>
          <table:table-cell office:value-type="float" office:value="0.807867273213808" calcext:value-type="float">
            <text:p>0.8078672732138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75120385232745" calcext:value-type="float">
            <text:p>0.475120385232745</text:p>
          </table:table-cell>
          <table:table-cell office:value-type="float" office:value="0.472980203317282" calcext:value-type="float">
            <text:p>0.472980203317282</text:p>
          </table:table-cell>
          <table:table-cell office:value-type="float" office:value="0.814507494646681" calcext:value-type="float">
            <text:p>0.814507494646681</text:p>
          </table:table-cell>
          <table:table-cell office:value-type="float" office:value="0.812148782445812" calcext:value-type="float">
            <text:p>0.8121487824458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4419475655431" calcext:value-type="float">
            <text:p>0.464419475655431</text:p>
          </table:table-cell>
          <table:table-cell office:value-type="float" office:value="0.487693953986089" calcext:value-type="float">
            <text:p>0.487693953986089</text:p>
          </table:table-cell>
          <table:table-cell office:value-type="float" office:value="0.808083511777302" calcext:value-type="float">
            <text:p>0.808083511777302</text:p>
          </table:table-cell>
          <table:table-cell office:value-type="float" office:value="0.808134867540808" calcext:value-type="float">
            <text:p>0.8081348675408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4585339753879" calcext:value-type="float">
            <text:p>0.474585339753879</text:p>
          </table:table-cell>
          <table:table-cell office:value-type="float" office:value="0.467362225789192" calcext:value-type="float">
            <text:p>0.467362225789192</text:p>
          </table:table-cell>
          <table:table-cell office:value-type="float" office:value="0.806477516059957" calcext:value-type="float">
            <text:p>0.806477516059957</text:p>
          </table:table-cell>
          <table:table-cell office:value-type="float" office:value="0.810810810810811" calcext:value-type="float">
            <text:p>0.8108108108108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65757089352595" calcext:value-type="float">
            <text:p>0.465757089352595</text:p>
          </table:table-cell>
          <table:table-cell office:value-type="float" office:value="0.482611021936865" calcext:value-type="float">
            <text:p>0.482611021936865</text:p>
          </table:table-cell>
          <table:table-cell office:value-type="float" office:value="0.815578158458244" calcext:value-type="float">
            <text:p>0.815578158458244</text:p>
          </table:table-cell>
          <table:table-cell office:value-type="float" office:value="0.807867273213808" calcext:value-type="float">
            <text:p>0.8078672732138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72177635098983" calcext:value-type="float">
            <text:p>0.472177635098983</text:p>
          </table:table-cell>
          <table:table-cell office:value-type="float" office:value="0.475120385232745" calcext:value-type="float">
            <text:p>0.475120385232745</text:p>
          </table:table-cell>
          <table:table-cell office:value-type="float" office:value="0.807280513918629" calcext:value-type="float">
            <text:p>0.807280513918629</text:p>
          </table:table-cell>
          <table:table-cell office:value-type="float" office:value="0.807867273213808" calcext:value-type="float">
            <text:p>0.807867273213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2:05:48.322428989</meta:creation-date>
    <meta:generator>LibreOffice/6.4.7.2$Linux_X86_64 LibreOffice_project/40$Build-2</meta:generator>
    <dc:date>2021-05-04T20:41:05.864933996</dc:date>
    <meta:editing-duration>PT2H9M3S</meta:editing-duration>
    <meta:editing-cycles>25</meta:editing-cycles>
    <meta:document-statistic meta:table-count="1" meta:cell-count="156" meta:object-count="0"/>
  </office:meta>
</office:document-meta>
</file>